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A000000EE279313F2.png"/>
  <manifest:file-entry manifest:media-type="image/png" manifest:full-path="Pictures/10000000000001E70000013D87C01D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verting amplifier </text:p>
      <text:p text:style-name="Standard"><draw:frame draw:style-name="fr1" draw:name="graphics1" text:anchor-type="paragraph" svg:x="0.8744in" svg:y="0.4898in" svg:width="5.0728in" svg:height="3.302in" draw:z-index="0"><draw:image xlink:href="Pictures/10000000000001E70000013D87C01DA0.png" xlink:type="simple" xlink:show="embed" xlink:actuate="onLoad"/></draw:frame></text:p>
      <text:p text:style-name="Standard"/>
      <text:p text:style-name="Standard">Result: </text:p>
      <text:p text:style-name="Standard"><draw:frame draw:style-name="fr2" draw:name="graphics2" text:anchor-type="paragraph" svg:width="3.2709in" svg:height="2.4791in" draw:z-index="1"><draw:image xlink:href="Pictures/100000000000013A000000EE279313F2.png" xlink:type="simple" xlink:show="embed" xlink:actuate="onLoad"/></draw:frame>Why?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han Le</meta:initial-creator>
    <meta:creation-date>2018-04-16T13:48:53.23</meta:creation-date>
    <meta:document-statistic meta:table-count="0" meta:image-count="2" meta:object-count="0" meta:page-count="1" meta:paragraph-count="4" meta:word-count="4" meta:character-count="33"/>
    <dc:date>2018-04-16T17:21:53.04</dc:date>
    <dc:creator>Nhan Le</dc:creator>
    <meta:editing-duration>PT3H17M20S</meta:editing-duration>
    <meta:editing-cycles>1</meta:editing-cycles>
    <meta:generator>OpenOffice/4.1.5$Win32 OpenOffice.org_project/415m1$Build-9789</meta:generator>
  </office:meta>
</office:document-meta>
</file>